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eap sort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rray siz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style-name="ce1" office:value-type="string">
            <text:p>Array Index</text:p>
          </table:table-cell>
          <table:table-cell table:style-name="ce1" office:value-type="string">
            <text:p>left child</text:p>
          </table:table-cell>
          <table:table-cell table:style-name="ce1" office:value-type="string">
            <text:p>right 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([.A3]*2 + 1) &lt; [.$B$1]; ([.A3]*2 + 1); [.$B$1])" office:value-type="float" office:value="1">
            <text:p>1</text:p>
          </table:table-cell>
          <table:table-cell table:formula="of:=IF(([.A3]*2 + 2) &lt; [.$B$1]; ([.A3]*2 + 2); &quot;&quot;)" office:value-type="float" office:value="2">
            <text:p>2</text:p>
          </table:table-cell>
        </table:table-row>
        <table:table-row table:style-name="ro1">
          <table:table-cell table:formula="of:=IF(([.A3]+1) &lt; [.$B$1]; ([.A3]+1); [.$B$1])" office:value-type="float" office:value="1">
            <text:p>1</text:p>
          </table:table-cell>
          <table:table-cell table:formula="of:=IF(([.A4]*2 + 1) &lt; [.$B$1]; ([.A4]*2 + 1); &quot;&quot;)" office:value-type="float" office:value="3">
            <text:p>3</text:p>
          </table:table-cell>
          <table:table-cell table:formula="of:=IF(([.A4]*2 + 2) &lt; [.$B$1]; ([.A4]*2 + 2); &quot;&quot;)" office:value-type="float" office:value="4">
            <text:p>4</text:p>
          </table:table-cell>
        </table:table-row>
        <table:table-row table:style-name="ro1">
          <table:table-cell table:formula="of:=IF(([.A4]+1) &lt; [.$B$1]; ([.A4]+1); [.$B$1])" office:value-type="float" office:value="2">
            <text:p>2</text:p>
          </table:table-cell>
          <table:table-cell table:formula="of:=IF(([.A5]*2 + 1) &lt; [.$B$1]; ([.A5]*2 + 1); &quot;&quot;)" office:value-type="float" office:value="5">
            <text:p>5</text:p>
          </table:table-cell>
          <table:table-cell table:formula="of:=IF(([.A5]*2 + 2) &lt; [.$B$1]; ([.A5]*2 + 2); &quot;&quot;)" office:value-type="float" office:value="6">
            <text:p>6</text:p>
          </table:table-cell>
        </table:table-row>
        <table:table-row table:style-name="ro1">
          <table:table-cell table:formula="of:=IF(([.A5]+1) &lt; [.$B$1]; ([.A5]+1); [.$B$1])" office:value-type="float" office:value="3">
            <text:p>3</text:p>
          </table:table-cell>
          <table:table-cell table:formula="of:=IF(([.A6]*2 + 1) &lt; [.$B$1]; ([.A6]*2 + 1); &quot;&quot;)">
            <text:p/>
          </table:table-cell>
          <table:table-cell table:formula="of:=IF(([.A6]*2 + 2) &lt; [.$B$1]; ([.A6]*2 + 2); &quot;&quot;)">
            <text:p/>
          </table:table-cell>
        </table:table-row>
        <table:table-row table:style-name="ro1">
          <table:table-cell table:formula="of:=IF(([.A6]+1) &lt; [.$B$1]; ([.A6]+1); [.$B$1])" office:value-type="float" office:value="4">
            <text:p>4</text:p>
          </table:table-cell>
          <table:table-cell table:formula="of:=IF(([.A7]*2 + 1) &lt; [.$B$1]; ([.A7]*2 + 1); &quot;&quot;)">
            <text:p/>
          </table:table-cell>
          <table:table-cell table:formula="of:=IF(([.A7]*2 + 2) &lt; [.$B$1]; ([.A7]*2 + 2); &quot;&quot;)">
            <text:p/>
          </table:table-cell>
        </table:table-row>
        <table:table-row table:style-name="ro1">
          <table:table-cell table:formula="of:=IF(([.A7]+1) &lt; [.$B$1]; ([.A7]+1); [.$B$1])" office:value-type="float" office:value="5">
            <text:p>5</text:p>
          </table:table-cell>
          <table:table-cell table:formula="of:=IF(([.A8]*2 + 1) &lt; [.$B$1]; ([.A8]*2 + 1); &quot;&quot;)">
            <text:p/>
          </table:table-cell>
          <table:table-cell table:formula="of:=IF(([.A8]*2 + 2) &lt; [.$B$1]; ([.A8]*2 + 2); &quot;&quot;)">
            <text:p/>
          </table:table-cell>
        </table:table-row>
        <table:table-row table:style-name="ro1">
          <table:table-cell table:formula="of:=IF(([.A8]+1) &lt; [.$B$1]; ([.A8]+1); [.$B$1])" office:value-type="float" office:value="6">
            <text:p>6</text:p>
          </table:table-cell>
          <table:table-cell table:formula="of:=IF(([.A9]*2 + 1) &lt; [.$B$1]; ([.A9]*2 + 1); &quot;&quot;)">
            <text:p/>
          </table:table-cell>
          <table:table-cell table:formula="of:=IF(([.A9]*2 + 2) &lt; [.$B$1]; ([.A9]*2 + 2); &quot;&quot;)">
            <text:p/>
          </table:table-cell>
        </table:table-row>
        <table:table-row table:style-name="ro1">
          <table:table-cell table:formula="of:=IF(([.A9]+1) &lt; [.$B$1]; ([.A9]+1); [.$B$1])" office:value-type="float" office:value="7">
            <text:p>7</text:p>
          </table:table-cell>
          <table:table-cell table:formula="of:=IF(([.A10]*2 + 1) &lt; [.$B$1]; ([.A10]*2 + 1); &quot;&quot;)">
            <text:p/>
          </table:table-cell>
          <table:table-cell table:formula="of:=IF(([.A10]*2 + 2) &lt; [.$B$1]; ([.A10]*2 + 2); &quot;&quot;)">
            <text:p/>
          </table:table-cell>
        </table:table-row>
        <table:table-row table:style-name="ro1">
          <table:table-cell table:formula="of:=IF(([.A10]+1) &lt; [.$B$1]; ([.A10]+1); [.$B$1])" office:value-type="float" office:value="7">
            <text:p>7</text:p>
          </table:table-cell>
          <table:table-cell table:formula="of:=IF(([.A11]*2 + 1) &lt; [.$B$1]; ([.A11]*2 + 1); &quot;&quot;)">
            <text:p/>
          </table:table-cell>
          <table:table-cell table:formula="of:=IF(([.A11]*2 + 2) &lt; [.$B$1]; ([.A11]*2 + 2); &quot;&quot;)">
            <text:p/>
          </table:table-cell>
        </table:table-row>
        <table:table-row table:style-name="ro1">
          <table:table-cell table:formula="of:=IF(([.A11]+1) &lt; [.$B$1]; ([.A11]+1); [.$B$1])" office:value-type="float" office:value="7">
            <text:p>7</text:p>
          </table:table-cell>
          <table:table-cell table:formula="of:=IF(([.A12]*2 + 1) &lt; [.$B$1]; ([.A12]*2 + 1); &quot;&quot;)">
            <text:p/>
          </table:table-cell>
          <table:table-cell table:formula="of:=IF(([.A12]*2 + 2) &lt; [.$B$1]; ([.A12]*2 + 2); &quot;&quot;)">
            <text:p/>
          </table:table-cell>
        </table:table-row>
        <table:table-row table:style-name="ro1">
          <table:table-cell table:formula="of:=IF(([.A12]+1) &lt; [.$B$1]; ([.A12]+1); [.$B$1])" office:value-type="float" office:value="7">
            <text:p>7</text:p>
          </table:table-cell>
          <table:table-cell table:formula="of:=IF(([.A13]*2 + 1) &lt; [.$B$1]; ([.A13]*2 + 1); &quot;&quot;)">
            <text:p/>
          </table:table-cell>
          <table:table-cell table:formula="of:=IF(([.A13]*2 + 2) &lt; [.$B$1]; ([.A13]*2 + 2); &quot;&quot;)">
            <text:p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10/28/2021</text:date>, <text:time>13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0-28T11:35:19.40</meta:creation-date>
    <dc:date>2021-10-28T13:33:27.87</dc:date>
    <dc:creator>vignesh sridharan</dc:creator>
    <meta:editing-duration>PT1H58M7S</meta:editing-duration>
    <meta:editing-cycles>3</meta:editing-cycles>
    <meta:generator>OpenOffice/4.1.8$Win32 OpenOffice.org_project/418m3$Build-9803</meta:generator>
    <meta:document-statistic meta:table-count="3" meta:cell-count="38" meta:object-count="0"/>
  </office:meta>
</office:document-meta>
</file>